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8.96pt" fo:break-before="auto" style:use-optimal-row-height="true"/>
    </style:style>
    <style:style style:name="ro35" style:family="table-row">
      <style:table-row-properties style:row-height="13.29pt" fo:break-before="auto" style:use-optimal-row-height="true"/>
    </style:style>
    <style:style style:name="ro3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 9:00: NMD206 LAB</text:p>
            <text:p>-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54"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s>
      </table:table>
      <table:table table:name="NMD442 blogs" table:style-name="ta2">
        <table:table-column table:style-name="co23" table:default-cell-style-name="ce85"/>
        <table:table-column table:style-name="co24" table:default-cell-style-name="ce184"/>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5">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6">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5">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5">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5">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5">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6">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5">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6">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6">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6">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6">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6">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5">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6">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6">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5">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5">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5">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5">00/00/0000</text:date>, <text:time style:data-style-name="N2" text:time-value="12:28:41.34220237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5T12:32:55.211808759</dc:date>
    <meta:creation-date>2016-09-05T22:47:24Z</meta:creation-date>
    <meta:editing-cycles>1708</meta:editing-cycles>
    <meta:editing-duration>P37DT3H42M23S</meta:editing-duration>
    <meta:generator>LibreOffice/5.4.2.2.0$Linux_X86_64 LibreOffice_project/40m0$Build-2</meta:generator>
    <meta:document-statistic meta:table-count="4" meta:cell-count="4449" meta:object-count="0"/>
  </office:meta>
</office:document-meta>
</file>